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2.109cm" fo:min-width="3.52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2.107cm" fo:min-width="3.52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2.108cm" fo:min-width="3.52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2.109cm" fo:min-width="5.002cm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2cm" draw:marker-end-width="0.322cm" draw:fill="solid" fo:padding-top="0.168cm" fo:padding-bottom="2.2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fo:min-height="1.34cm"/>
    </style:style>
    <style:style style:name="gr7" style:family="graphic" style:parent-style-name="standard">
      <style:graphic-properties draw:stroke="none" svg:stroke-color="#000000" draw:fill="none" draw:fill-color="#ffffff" fo:min-height="0.651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d4ea6b"/>
      <style:paragraph-properties fo:text-align="center"/>
      <style:text-properties style:font-name="Source Code Pro1" fo:font-size="16pt" style:font-size-asian="16pt" style:font-size-complex="16pt"/>
    </style:style>
    <style:style style:name="P3" style:family="paragraph">
      <loext:graphic-properties draw:fill="solid" draw:fill-color="#ffa6a6"/>
      <style:paragraph-properties fo:text-align="center"/>
      <style:text-properties style:font-name="Source Code Pro1" fo:font-size="16pt" style:font-size-asian="16pt" style:font-size-complex="16pt"/>
    </style:style>
    <style:style style:name="P4" style:family="paragraph">
      <loext:graphic-properties draw:fill="solid" draw:fill-color="#b2b2b2"/>
      <style:paragraph-properties fo:text-align="center"/>
      <style:text-properties style:font-name="Source Code Pro1" fo:font-size="16pt" style:font-size-asian="16pt" style:font-size-complex="16pt"/>
    </style:style>
    <style:style style:name="P5" style:family="paragraph">
      <loext:graphic-properties draw:fill="solid" draw:fill-color="#729fcf"/>
      <style:paragraph-properties fo:text-align="center"/>
      <style:text-properties style:font-name="Source Code Pro1" fo:font-size="16pt" style:font-size-asian="16pt" style:font-size-complex="1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style:font-name="Source Code Pr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81cm" svg:height="2.411cm" svg:x="8.149cm" svg:y="1.263cm">
          <text:p text:style-name="P1"><text:span text:style-name="T1">Transport</text:span><text:span text:style-name="T1"><text:line-break/></text:span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81cm" svg:height="2.409cm" svg:x="4.067cm" svg:y="1.261cm">
          <text:p text:style-name="P1"><text:span text:style-name="T1">Internet </text:span></text:p>
          <text:p text:style-name="P1"><text:span text:style-name="T1">Protocol</text:span></text:p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81cm" svg:height="2.41cm" svg:x="-0.025cm" svg:y="1.263cm">
          <text:p text:style-name="P1"><text:span text:style-name="T1">Link Layer</text:span></text:p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54cm" svg:height="2.411cm" svg:x="12.165cm" svg:y="1.263cm">
          <text:p text:style-name="P1"><text:span text:style-name="T1">(Data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022cm" svg:y1="0.319cm" svg:x2="0.022cm" svg:y2="1.208cm">
          <text:p/>
        </draw:line>
        <draw:line draw:style-name="gr5" draw:text-style-name="P6" draw:layer="layout" svg:x1="17.688cm" svg:y1="3.594cm" svg:x2="17.657cm" svg:y2="5.65cm">
          <text:p/>
        </draw:line>
        <draw:line draw:style-name="gr5" draw:text-style-name="P6" draw:layer="layout" svg:x1="0.022cm" svg:y1="0.319cm" svg:x2="7.31cm" svg:y2="0.313cm">
          <text:p/>
        </draw:line>
        <draw:frame draw:style-name="gr6" draw:text-style-name="P8" draw:layer="layout" svg:width="2.769cm" svg:height="1.59cm" svg:x="7.52cm" svg:y="-0.195cm">
          <draw:text-box>
            <text:p text:style-name="P7">Frame</text:p>
          </draw:text-box>
        </draw:frame>
        <draw:line draw:style-name="gr5" draw:text-style-name="P6" draw:layer="layout" svg:x1="10.515cm" svg:y1="0.313cm" svg:x2="17.657cm" svg:y2="0.312cm">
          <text:p/>
        </draw:line>
        <draw:line draw:style-name="gr5" draw:text-style-name="P6" draw:layer="layout" svg:x1="4.102cm" svg:y1="3.694cm" svg:x2="4.102cm" svg:y2="4.38cm">
          <text:p/>
        </draw:line>
        <draw:line draw:style-name="gr5" draw:text-style-name="P6" draw:layer="layout" svg:x1="4.102cm" svg:y1="4.38cm" svg:x2="9.203cm" svg:y2="4.38cm">
          <text:p/>
        </draw:line>
        <draw:frame draw:style-name="gr6" draw:text-style-name="P8" draw:layer="layout" svg:width="3.79cm" svg:height="1.59cm" svg:x="9.057cm" svg:y="3.871cm">
          <draw:text-box>
            <text:p text:style-name="P7">Datagram</text:p>
          </draw:text-box>
        </draw:frame>
        <draw:line draw:style-name="gr5" draw:text-style-name="P6" draw:layer="layout" svg:x1="12.71cm" svg:y1="4.38cm" svg:x2="17.811cm" svg:y2="4.38cm">
          <text:p/>
        </draw:line>
        <draw:line draw:style-name="gr5" draw:text-style-name="P6" draw:layer="layout" svg:x1="8.183cm" svg:y1="3.718cm" svg:x2="8.183cm" svg:y2="5.65cm">
          <text:p/>
        </draw:line>
        <draw:line draw:style-name="gr5" draw:text-style-name="P6" draw:layer="layout" svg:x1="17.673cm" svg:y1="0.296cm" svg:x2="17.673cm" svg:y2="1.334cm">
          <text:p/>
        </draw:line>
        <draw:line draw:style-name="gr5" draw:text-style-name="P6" draw:layer="layout" svg:x1="8.235cm" svg:y1="5.537cm" svg:x2="11.244cm" svg:y2="5.537cm">
          <text:p/>
        </draw:line>
        <draw:frame draw:style-name="gr7" draw:text-style-name="P8" draw:layer="layout" svg:width="3.498cm" svg:height="0.962cm" svg:x="11.054cm" svg:y="5.068cm">
          <draw:text-box>
            <text:p text:style-name="P7">Segment</text:p>
          </draw:text-box>
        </draw:frame>
        <draw:line draw:style-name="gr5" draw:text-style-name="P6" draw:layer="layout" svg:x1="14.732cm" svg:y1="5.588cm" svg:x2="17.653cm" svg:y2="5.5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6.2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5T11:55:34.175454787</meta:creation-date>
    <dc:date>2019-08-30T12:52:46.011887625</dc:date>
    <meta:editing-duration>PT24M4S</meta:editing-duration>
    <meta:editing-cycles>8</meta:editing-cycles>
    <meta:generator>LibreOffice/6.3.0.4$Linux_X86_64 LibreOffice_project/30$Build-4</meta:generator>
    <meta:document-statistic meta:object-count="18"/>
  </office:meta>
</office:document-meta>
</file>